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>Places where the miloGo is broken: Tyrianne intro (if you click while it's still displaying the options);</text:p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7T15:45:14.65</dc:date>
    <meta:editing-duration>P17DT13H54M39S</meta:editing-duration>
    <meta:editing-cycles>123</meta:editing-cycles>
    <meta:generator>OpenOffice/4.1.1$Win32 OpenOffice.org_project/411m6$Build-9775</meta:generator>
    <meta:document-statistic meta:table-count="0" meta:image-count="0" meta:object-count="0" meta:page-count="1" meta:paragraph-count="11" meta:word-count="82" meta:character-count="432"/>
  </office:meta>
</office:document-meta>
</file>